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9c8f" officeooo:paragraph-rsid="00189c8f"/>
    </style:style>
    <style:style style:name="P2" style:family="paragraph" style:parent-style-name="Standard">
      <style:text-properties officeooo:rsid="00189c8f" officeooo:paragraph-rsid="001fad71"/>
    </style:style>
    <style:style style:name="P3" style:family="paragraph" style:parent-style-name="Standard">
      <style:text-properties fo:font-style="italic" officeooo:rsid="00189c8f" officeooo:paragraph-rsid="00189c8f" style:font-style-asian="italic" style:font-style-complex="italic"/>
    </style:style>
    <style:style style:name="P4" style:family="paragraph" style:parent-style-name="Standard">
      <style:text-properties officeooo:rsid="0021d1b5" officeooo:paragraph-rsid="0021d1b5"/>
    </style:style>
    <style:style style:name="P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89c8f" officeooo:paragraph-rsid="00189c8f"/>
    </style:style>
    <style:style style:name="P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1d1b5" officeooo:paragraph-rsid="00189c8f"/>
    </style:style>
    <style:style style:name="P7" style:family="paragraph" style:parent-style-name="Standard">
      <style:text-properties fo:font-style="italic" officeooo:rsid="0022c165" officeooo:paragraph-rsid="0022c165" style:font-style-asian="italic" style:font-style-complex="italic"/>
    </style:style>
    <style:style style:name="P8" style:family="paragraph" style:parent-style-name="Standard">
      <style:text-properties fo:font-style="normal" officeooo:rsid="0022c165" officeooo:paragraph-rsid="0022c165" style:font-style-asian="normal" style:font-style-complex="normal"/>
    </style:style>
    <style:style style:name="P9" style:family="paragraph" style:parent-style-name="Standard">
      <style:text-properties fo:font-style="normal" officeooo:rsid="002601e0" officeooo:paragraph-rsid="002601e0" style:font-style-asian="normal" style:font-style-complex="normal"/>
    </style:style>
    <style:style style:name="P10" style:family="paragraph" style:parent-style-name="Standard">
      <style:text-properties officeooo:rsid="00189c8f" officeooo:paragraph-rsid="00240b06"/>
    </style:style>
    <style:style style:name="P1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officeooo:rsid="0022c165" officeooo:paragraph-rsid="0022c165" style:font-style-asian="italic" style:font-style-complex="italic"/>
    </style:style>
    <style:style style:name="T1" style:family="text">
      <style:text-properties officeooo:rsid="0018a092"/>
    </style:style>
    <style:style style:name="T2" style:family="text">
      <style:text-properties style:text-position="super 58%" officeooo:rsid="0018a092"/>
    </style:style>
    <style:style style:name="T3" style:family="text">
      <style:text-properties officeooo:rsid="0020ab3a"/>
    </style:style>
    <style:style style:name="T4" style:family="text">
      <style:text-properties fo:font-style="normal" style:font-style-asian="normal" style:font-style-complex="normal"/>
    </style:style>
    <style:style style:name="T5" style:family="text">
      <style:text-properties officeooo:rsid="002601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3">On mobile application that can manage drivers: it will manage the departure time, the itinerary.</text:p>
      <text:p text:style-name="P1"/>
      <text:p text:style-name="P1">I see this project developing further even. Right now, it’s a reactive system. It sees how drivers behave and reacts (in their interest). Next step will be to have a pro-active system. A mobile application that will allow drivers to register their destination and an interval when they want to arrive. The application will let the drivers know when to leave and what itinerary to take.</text:p>
      <text:p text:style-name="P2">Think on the difference between old and modern elevators. </text:p>
      <text:p text:style-name="P10"><text:span text:style-name="T1"><text:tab/>Imagine you have a big building with 3,4,5 elevator. Every person comes in, calls in the elevator. They try to squeeze as many in the first elevator that arrives. When everybody chooses it’s floor, you’ll think the command panel it’s a lightened Christmas tree. You stop at several floors, taking you 5-10 minutes in a tall building to get to work, already frustrated and sweaty. But same happens to people on the other elevators too. (it once took me 20 minutes to get from 16</text:span><text:span text:style-name="T2">th</text:span><text:span text:style-name="T1"> floor(last one) to lobby at lunch time. The elevator stopped at almost every floor only for people waiting to see there’s no room for them inside. Frustrating on all sides – people inside and outside of the elevator)</text:span></text:p>
      <text:p text:style-name="P1"><text:tab/><text:span text:style-name="T3">Now imagine the elevator you see in modern buildings. In the lobby you have one command panel for all the elevators. People come in and enter their floor. Then the system distribute the people to elevators grouped on close floors. So you may have 2-3 stops at worst, with a 30-40 seconds ride. That saved the administrator of the building a lot of money on energy, it can carry more people with fewer elevators (instead of having 5 elevators going 10 minutes per ride, you can have 3 elevators with 3-4 minutes per ride), and happier visitors.</text:span></text:p>
      <text:p text:style-name="P6"/>
      <text:p text:style-name="P4"/>
      <text:p text:style-name="P7">How did you come up with this idea?</text:p>
      <text:p text:style-name="P8">By sitting in traffic, of course. <text:span text:style-name="T5">I was waiting in a busy morning on a long line where the light was green for about 30 seconds. Observing vehicle flow, it noticed that in the first 10-15 seconds of the green light, only few cars were able to put themselves in motion. Just after that the whole car line begun to act properly. So I thought that, after the whole vehicle queue was in motion, 10 more seconds of green light will let more vehicles to pass the intersection than the whole 30 seconds before. So I started thinking how can this be automated to make the most out of it.</text:span></text:p>
      <text:p text:style-name="P9"><text:tab/>I started with very simple thoughts, like separate systems for each intersection. But more I thought about it, it came to me that it cannot be done separately. You can drain an intersection, but if it’s not correlated with the next one, then you will just move the queue from one place to another. How about the next one? What if it’s large and vehicles from many places get there? It was like in a Rubik cube: When you try to fix one side, you break all the others. So I started researching and came up with this.</text:p>
      <text:p text:style-name="P11"><text:span text:style-name="T4"/></text:p>
      <text:p text:style-name="P7"><text:span text:style-name="T4"/></text:p>
      <text:p text:style-name="P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09:46:23.804551819</meta:creation-date>
    <meta:generator>LibreOffice/5.3.1.2$Linux_X86_64 LibreOffice_project/30m0$Build-2</meta:generator>
    <dc:date>2017-09-07T08:19:14.018507176</dc:date>
    <meta:editing-duration>PT26M49S</meta:editing-duration>
    <meta:editing-cycles>12</meta:editing-cycles>
    <meta:document-statistic meta:table-count="0" meta:image-count="0" meta:object-count="0" meta:page-count="1" meta:paragraph-count="8" meta:word-count="525" meta:character-count="2909" meta:non-whitespace-character-count="2387"/>
  </office:meta>
</office:document-meta>
</file>